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4-15">15.04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ransaktioiden hallinta, varmistukset, disaster recovery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hin transaktioiden hallintaa tarvitaan?</text:span></text:p>
              </text:list-item>
              <text:list-item>
                <text:p text:style-name="P12"><text:span text:style-name="T6">Mitä asioita transaktioiden hallinnassa on otettava huomioon?</text:span></text:p>
              </text:list-item>
              <text:list-item>
                <text:p text:style-name="P12"><text:span text:style-name="T6">Miksi varmistukset tietokannasta on tehtävät?</text:span></text:p>
              </text:list-item>
              <text:list-item>
                <text:p text:style-name="P12"><text:span text:style-name="T6">Miten usein tietokantojen varmistuksia kannattaa tehdä?</text:span></text:p>
              </text:list-item>
              <text:list-item>
                <text:p text:style-name="P12"><text:span text:style-name="T6">Kannattaako aina tehdä ns. full backup? Milloin kannattaa ryhtyä ottamaan myös inkrementaalisia varmistuksia?</text:span></text:p>
              </text:list-item>
              <text:list-item>
                <text:p text:style-name="P12"><text:span text:style-name="T6">Millainen voisi olla aikataulusuunnitelma tällaisten varmistusten teosta viikkotasolla esimerkiksi?</text:span></text:p>
              </text:list-item>
              <text:list-item>
                <text:p text:style-name="P12"><text:span text:style-name="T6">Miten varmistukset tietokannasta tehdään? Kannattaako varmistaa tietokanta, jonka taulut eivät ole riittävä eheitä ja indeksit pitäisi rakentaa jo uudelleen liiallisen fragmentoitumisen vuoksi.</text:span></text:p>
              </text:list-item>
              <text:list-item>
                <text:p text:style-name="P12"><text:span text:style-name="T6">Miten varmistut, että tietokannan varmistus on onnistunut?</text:span></text:p>
              </text:list-item>
              <text:list-item>
                <text:p text:style-name="P12"><text:span text:style-name="T6">Miten palautat varmistuksella olevan tietokann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Kahden eri transaktion kilpailutilanne samasta datarivistä tietokannan taulussa.</text:span></text:p>
              </text:list-item>
              <text:list-item>
                <text:p text:style-name="P12"><text:span text:style-name="T6">Mitä ongelmia tulisi eteen, jollei kahden käyttäjän muutoksia samaan dataan suoritettaisi transaktioiden hallinnan alaisuudessa?</text:span></text:p>
              </text:list-item>
              <text:list-item>
                <text:p text:style-name="P12"><text:span text:style-name="T6">Kuvittele tilannetta, jossa käyttäjä nimeltä Milla haluaa maksaa operaattorilleen laskunsa täsmälleen samaan aikaan kuin Nikokin. Mikä on kaikkein pahin mahdollinen ongelma tässä tilanteessa ilman transaktioiden hallinnan käyttöä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ransaktioiden hallin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varmistusten tekeminen on tärkeää?</text:span></text:p>
              </text:list-item>
              <text:list-item>
                <text:p text:style-name="P12"><text:span text:style-name="T6">Millainen suunnitelma kannattaisi esimerkiksi tehdä varmistusten tekemisestä?</text:span><text:span text:style-name="T6"><text:line-break/></text:span><text:span text:style-name="T6">Kannattaako ottaa varmistus joka yö?</text:span><text:span text:style-name="T6"><text:line-break/></text:span><text:span text:style-name="T6">Kannattaaka ottaa varmistus aina koko tietokannasta vai vain uusista muutoksista, joita on tullut edellisestä vamistuksesta?</text:span><text:span text:style-name="T6"><text:line-break/></text:span><text:span text:style-name="T6">Milloin näin kannattaisi alkaa toimimaan?</text:span></text:p>
              </text:list-item>
              <text:list-item>
                <text:p text:style-name="P12"><text:span text:style-name="T6">Varmistusten onnistumisesta varmistuminen</text:span><text:span text:style-name="T6"><text:line-break/></text:span><text:span text:style-name="T6">Kuinka usein varmistuksen onnistumisesta kannattaa varmistua?</text:span><text:span text:style-name="T6"><text:line-break/></text:span><text:span text:style-name="T6">Miten se kannattaa tehdä?</text:span><text:span text:style-name="T6"><text:line-break/></text:span><text:span text:style-name="T6">Minne varmistus kannattaa tehdä? Systeemilevylle? Verkkolevylle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 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Varmistuksen palauttaminen</text:span><text:span text:style-name="T6"><text:line-break/></text:span><text:span text:style-name="T6">Miten varmistuksen voi palauttaa tuotannollisessa käytössä olevaan tietokantaan?</text:span><text:span text:style-name="T6"><text:line-break/></text:span><text:span text:style-name="T6">Onko kyseinen tietokanta pakko siirtää niin sanottuun Single User tilaan?</text:span><text:span text:style-name="T6"><text:line-break/></text:span><text:span text:style-name="T6">Onko siis toisin sanoen pakko pyytää kaikki käyttäjät poistumaan kyseisestä tietokannasta varmistukselta palautuksen ajaksi?</text:span><text:span text:style-name="T6"><text:line-break/></text:span><text:span text:style-name="T6">Asiaa kannattaa kokeilla.</text:span></text:p>
              </text:list-item>
              <text:list-item>
                <text:p text:style-name="P12"><text:span text:style-name="T6">Osaatko palauttaa tietokannan hätätilanteessa varmistukselta?</text:span></text:p>
              </text:list-item>
              <text:list-item>
                <text:p text:style-name="P12"><text:span text:style-name="T6">Onko tietokannan varmistus varmasti onnistunut?</text:span></text:p>
              </text:list-item>
              <text:list-item>
                <text:p text:style-name="P12"><text:span text:style-name="T6">Tutustuminen Microsoft SQL Server:in varmistusten tekemiseen (backup).</text:span></text:p>
              </text:list-item>
              <text:list-item>
                <text:p text:style-name="P12"><text:span text:style-name="T6">Tutustuminen Microsoft SQL Server:in varmistusten palauttamiseen (restore).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 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Palauttaminen varmistuksel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1Column">
        <draw:frame draw:name="Content Placeholder 8_3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lloin kannattaa ottaa koko tietokannan varmistus, eli full backup</text:span></text:p>
              </text:list-item>
              <text:list-item>
                <text:p text:style-name="P12"><text:span text:style-name="T6">Milloin kannattaa ryhtyä ottamaan myös ns. inkrementaalisia varmistuksia, eli incrental backup.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3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ssuunnitelma 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4-15">15.04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5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4-15">15.04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meta:editing-cycles>230</meta:editing-cycles>
    <meta:print-date>2020-09-28T07:56:54</meta:print-date>
    <meta:creation-date>2020-11-11T09:16:24</meta:creation-date>
    <dc:date>2024-04-15T09:10:35.343000000</dc:date>
    <meta:editing-duration>PT12H50M31S</meta:editing-duration>
    <meta:generator>LibreOffice/6.4.7.2$Windows_X86_64 LibreOffice_project/639b8ac485750d5696d7590a72ef1b496725cfb5</meta:generator>
    <dc:creator>Sauli Isonikkilä </dc:creator>
    <meta:document-statistic meta:object-count="127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